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A6A6A6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C000"/>
    </style:style>
    <style:style style:name="ce6" style:family="table-cell" style:parent-style-name="Default" style:data-style-name="N0">
      <style:table-cell-properties fo:border="thin solid #000000" fo:background-color="#C6E0B4"/>
    </style:style>
    <style:style style:name="ce7" style:family="table-cell" style:parent-style-name="Default" style:data-style-name="N36">
      <style:table-cell-properties fo:border="thin solid #000000" fo:background-color="#ED7D31"/>
    </style:style>
    <style:style style:name="ce8" style:family="table-cell" style:parent-style-name="Default" style:data-style-name="N2">
      <style:table-cell-properties fo:border="thin solid #000000" fo:background-color="#ED7D31"/>
    </style:style>
    <style:style style:name="ce9" style:family="table-cell" style:parent-style-name="Default" style:data-style-name="N0">
      <style:table-cell-properties fo:border="thin solid #000000" fo:background-color="#ED7D31"/>
    </style:style>
    <style:style style:name="ce10" style:family="table-cell" style:parent-style-name="Default" style:data-style-name="N2">
      <style:table-cell-properties fo:background-color="#A6A6A6"/>
    </style:style>
    <style:style style:name="ce11" style:family="table-cell" style:parent-style-name="Default" style:data-style-name="N0">
      <style:table-cell-properties fo:border="thin solid #000000" fo:background-color="#ED7D3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C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C000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order="thin solid #000000" fo:background-color="#ED7D31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2.06375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71979166666667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17pt" style:use-optimal-row-height="false" fo:break-before="auto"/>
    </style:style>
    <style:style style:name="ro5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order="thin solid #000000" fo:background-color="#FFC000"/>
      <style:map style:condition="of:cell-content()=&quot;far-edge&quot;" style:apply-style-name="cf18"/>
      <style:map style:condition="of:cell-content()=&quot;edge&quot;" style:apply-style-name="cf17"/>
      <style:map style:condition="of:cell-content()=&quot;cloud&quot;" style:apply-style-name="cf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testsp1_on_infra_cluster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6356" table:default-cell-style-name="ce1"/>
        <table:table-row table:style-name="ro1">
          <table:table-cell office:value-type="string" table:style-name="ce2">
            <text:p>App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Request cpu</text:p>
          </table:table-cell>
          <table:table-cell office:value-type="string" table:style-name="ce2">
            <text:p>Request mem</text:p>
          </table:table-cell>
          <table:table-cell office:value-type="string" table:style-name="ce2">
            <text:p>Wn</text:p>
          </table:table-cell>
          <table:table-cell office:value-type="string" table:style-name="ce2">
            <text:p>startup (ms)</text:p>
          </table:table-cell>
          <table:table-cell office:value-type="string" table:style-name="ce2">
            <text:p>Rnf (caret)</text:p>
          </table:table-cell>
          <table:table-cell office:value-type="string" table:style-name="ce2">
            <text:p>Rne (tilde)</text:p>
          </table:table-cell>
          <table:table-cell office:value-type="string" table:style-name="ce4">
            <text:p>TTODA score part1</text:p>
          </table:table-cell>
          <table:table-cell office:value-type="string" table:style-name="ce4">
            <text:p>TTODA score part2</text:p>
          </table:table-cell>
          <table:table-cell office:value-type="string" table:style-name="ce4">
            <text:p>TTODA score with part1*10000</text:p>
          </table:table-cell>
          <table:table-cell table:style-name="ce3"/>
          <table:table-cell office:value-type="string" table:style-name="ce2">
            <text:p>App</text:p>
          </table:table-cell>
          <table:table-cell office:value-type="string" office:string-value="Priority" table:formula="of:=[.B1]" table:style-name="ce2">
            <text:p>Priority</text:p>
          </table:table-cell>
          <table:table-cell office:value-type="string" office:string-value="Request cpu" table:formula="of:=[.C1]" table:style-name="ce2">
            <text:p>Request cpu</text:p>
          </table:table-cell>
          <table:table-cell office:value-type="string" office:string-value="Request mem" table:formula="of:=[.D1]" table:style-name="ce2">
            <text:p>Request mem</text:p>
          </table:table-cell>
          <table:table-cell office:value-type="string" office:string-value="Wn" table:formula="of:=[.E1]" table:style-name="ce2">
            <text:p>Wn</text:p>
          </table:table-cell>
          <table:table-cell office:value-type="string" office:string-value="startup (ms)" table:formula="of:=[.F1]" table:style-name="ce2">
            <text:p>startup (ms)</text:p>
          </table:table-cell>
          <table:table-cell office:value-type="string" office:string-value="Rnf (caret)" table:formula="of:=[.G1]" table:style-name="ce2">
            <text:p>Rnf (caret)</text:p>
          </table:table-cell>
          <table:table-cell office:value-type="string" office:string-value="Rne (tilde)" table:formula="of:=[.H1]" table:style-name="ce2">
            <text:p>Rne (tilde)</text:p>
          </table:table-cell>
          <table:table-cell office:value-type="string" office:string-value="TTODA score part1" table:formula="of:=[.I1]" table:style-name="ce4">
            <text:p>TTODA score part1</text:p>
          </table:table-cell>
          <table:table-cell office:value-type="string" office:string-value="TTODA score part2" table:formula="of:=[.J1]" table:style-name="ce4">
            <text:p>TTODA score part2</text:p>
          </table:table-cell>
          <table:table-cell office:value-type="string" office:string-value="TTODA score with part1*10000" table:formula="of:=[.K1]" table:style-name="ce4">
            <text:p>TTODA score with part1*10000</text:p>
          </table:table-cell>
          <table:table-cell office:value-type="string" table:style-name="ce4">
            <text:p>available cpu on far-edge</text:p>
          </table:table-cell>
          <table:table-cell office:value-type="string" table:style-name="ce4">
            <text:p>available mem on far-edge</text:p>
          </table:table-cell>
          <table:table-cell office:value-type="string" table:style-name="ce4">
            <text:p>available cpu on edge</text:p>
          </table:table-cell>
          <table:table-cell office:value-type="string" table:style-name="ce4">
            <text:p>available mem on edge</text:p>
          </table:table-cell>
          <table:table-cell office:value-type="string" table:style-name="ce4">
            <text:p>offload to..</text:p>
          </table:table-cell>
          <table:table-cell table:style-name="ce3"/>
          <table:table-cell table:number-columns-repeated="16355"/>
        </table:table-row>
        <table:table-row table:style-name="ro2">
          <table:table-cell office:value-type="string" table:style-name="ce5">
            <text:p>sample-app-bash1</text:p>
          </table:table-cell>
          <table:table-cell office:value-type="float" office:value="1" table:style-name="ce6">
            <text:p>1</text:p>
          </table:table-cell>
          <table:table-cell office:value-type="float" office:value="350" table:style-name="ce6">
            <text:p>350</text:p>
          </table:table-cell>
          <table:table-cell office:value-type="float" office:value="350" table:style-name="ce6">
            <text:p>350</text:p>
          </table:table-cell>
          <table:table-cell office:value-type="float" office:value="0.11290322580645161" table:formula="of:=([.C2]/[.$B$12]+[.D2]/[.$C$12])/[.B2]" table:style-name="ce7">
            <text:p>0,1129</text:p>
          </table:table-cell>
          <table:table-cell office:value-type="float" office:value="5000" table:style-name="ce6">
            <text:p>5000</text:p>
          </table:table-cell>
          <table:table-cell office:value-type="float" office:value="0.29166666666666669" table:formula="of:=([.C2]+[.D2])/([.$B$9]+[.$C$9])/2" table:style-name="ce7">
            <text:p>0,2917</text:p>
          </table:table-cell>
          <table:table-cell office:value-type="float" office:value="0.29166666666666669" table:formula="of:=([.C2]+[.D2])/([.$B$10]+[.$C$10])/2" table:style-name="ce7">
            <text:p>0,2917</text:p>
          </table:table-cell>
          <table:table-cell office:value-type="float" office:value="413.08755760368661" table:formula="of:=[.$E2]*[.$F2]+([.$B$17]+0)*(1-1/[.$H$2])-([.$B$17]+0-[.$B$15]-0)" table:style-name="ce8">
            <text:p>413,09</text:p>
          </table:table-cell>
          <table:table-cell office:value-type="float" office:value="-848.36108220603546" table:formula="of:=[.$E2]*[.$F2]+[.$E2]*([.$B$15]+0-[.$B$17]-0)*[.$I2]+([.$E2]*([.$B$17]+0)/[.$G2])*([.$G2]-1)" table:style-name="ce8">
            <text:p>-848,36</text:p>
          </table:table-cell>
          <table:table-cell office:value-type="float" office:value="4130027.2149546598" table:formula="of:=[.$I2]*10000+[.$J2]" table:style-name="ce8">
            <text:p>4130027,21</text:p>
          </table:table-cell>
          <table:table-cell table:style-name="ce3"/>
          <table:table-cell office:value-type="string" office:string-value="sample-app-bash1" table:formula="of:=COM.MICROSOFT.SORT([.A2:.K5];11;1)" table:number-matrix-columns-spanned="11" table:number-matrix-rows-spanned="4" table:style-name="ce5">
            <text:p>sample-app-bash1</text:p>
          </table:table-cell>
          <table:table-cell office:value-type="float" office:value="1" table:style-name="ce9">
            <text:p>1</text:p>
          </table:table-cell>
          <table:table-cell office:value-type="float" office:value="350" table:style-name="ce9">
            <text:p>350</text:p>
          </table:table-cell>
          <table:table-cell office:value-type="float" office:value="350" table:style-name="ce9">
            <text:p>350</text:p>
          </table:table-cell>
          <table:table-cell office:value-type="float" office:value="0.11290322580645161" table:style-name="ce7">
            <text:p>0,1129</text:p>
          </table:table-cell>
          <table:table-cell office:value-type="float" office:value="5000" table:style-name="ce9">
            <text:p>5000</text:p>
          </table:table-cell>
          <table:table-cell office:value-type="float" office:value="0.29166666666666669" table:style-name="ce8">
            <text:p>0,29</text:p>
          </table:table-cell>
          <table:table-cell office:value-type="float" office:value="0.29166666666666669" table:style-name="ce8">
            <text:p>0,29</text:p>
          </table:table-cell>
          <table:table-cell office:value-type="float" office:value="413.08755760368661" table:style-name="ce8">
            <text:p>413,09</text:p>
          </table:table-cell>
          <table:table-cell office:value-type="float" office:value="-848.36108220603546" table:style-name="ce8">
            <text:p>-848,36</text:p>
          </table:table-cell>
          <table:table-cell office:value-type="float" office:value="4130027.2149546598" table:style-name="ce8">
            <text:p>4130027,21</text:p>
          </table:table-cell>
          <table:table-cell office:value-type="float" office:value="250" table:formula="of:=IF([.$B$9]-[.O2]&gt;=0;[.$B$9]-[.O2];[.$B$9])" table:style-name="ce5">
            <text:p>250</text:p>
          </table:table-cell>
          <table:table-cell office:value-type="float" office:value="250" table:formula="of:=IF([.$B$9]-[.P2]&gt;=0;[.$B$9]-[.P2];[.$B$9])" table:style-name="ce5">
            <text:p>250</text:p>
          </table:table-cell>
          <table:table-cell office:value-type="float" office:value="600" table:formula="of:=IF([.X2] &gt; 0; [.$B$10]; IF([.$B$10]-[.$O2] &gt; 0;[.$B$10]-[.$O2];0))" table:style-name="ce5">
            <text:p>600</text:p>
          </table:table-cell>
          <table:table-cell office:value-type="float" office:value="600" table:formula="of:=IF([.Y2] &gt; 0; [.$B$10]; IF([.$B$10]-[.$O2] &gt; 0;[.$B$10]-[.$O2];0))" table:style-name="ce5">
            <text:p>600</text:p>
          </table:table-cell>
          <table:table-cell office:value-type="string" office:string-value="far-edge" table:formula="of:=IF(AND([.X2] &gt; 0; [.Y2]&gt; 0); &quot;far-edge&quot;; IF(AND([.Z2] &gt; 0; [.AA2]&gt; 0);&quot;edge&quot;;&quot;cloud&quot;))" table:style-name="ce15">
            <text:p>far-edge</text:p>
          </table:table-cell>
          <table:table-cell table:style-name="ce3"/>
          <table:table-cell table:number-columns-repeated="16355"/>
        </table:table-row>
        <table:table-row table:style-name="ro2">
          <table:table-cell office:value-type="string" table:style-name="ce5">
            <text:p>sample-app-bash2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9.6774193548387094E-2" table:formula="of:=([.C3]/[.$B$12]+[.D3]/[.$C$12])/[.B3]" table:style-name="ce7">
            <text:p>0,0968</text:p>
          </table:table-cell>
          <table:table-cell office:value-type="float" office:value="10000" table:style-name="ce6">
            <text:p>10000</text:p>
          </table:table-cell>
          <table:table-cell office:value-type="float" office:value="0.25" table:formula="of:=([.C3]+[.D3])/([.$B$9]+[.$C$9])/2" table:style-name="ce7">
            <text:p>0,2500</text:p>
          </table:table-cell>
          <table:table-cell office:value-type="float" office:value="0.25" table:formula="of:=([.C3]+[.D3])/([.$B$10]+[.$C$10])/2" table:style-name="ce7">
            <text:p>0,2500</text:p>
          </table:table-cell>
          <table:table-cell office:value-type="float" office:value="816.31336405529953" table:formula="of:=[.$E3]*[.$F3]+([.$B$17]+0)*(1-1/[.$H$2])-([.$B$17]+0-[.$B$15]-0)" table:style-name="ce8">
            <text:p>816,31</text:p>
          </table:table-cell>
          <table:table-cell office:value-type="float" office:value="-1416.7162182250634" table:formula="of:=[.$E3]*[.$F3]+[.$E3]*([.$B$15]+0-[.$B$17]-0)*[.$I3]+([.$E3]*([.$B$17]+0)/[.$G3])*([.$G3]-1)" table:style-name="ce8">
            <text:p>-1416,72</text:p>
          </table:table-cell>
          <table:table-cell office:value-type="float" office:value="8161716.924334771" table:formula="of:=[.$I3]*10000+[.$J3]" table:style-name="ce8">
            <text:p>8161716,92</text:p>
          </table:table-cell>
          <table:table-cell table:style-name="ce3"/>
          <table:table-cell office:value-type="string" office:string-value="sample-app-bash2" table:style-name="ce5">
            <text:p>sample-app-bash2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9.6774193548387094E-2" table:style-name="ce7">
            <text:p>0,0968</text:p>
          </table:table-cell>
          <table:table-cell office:value-type="float" office:value="10000" table:style-name="ce9">
            <text:p>10000</text:p>
          </table:table-cell>
          <table:table-cell office:value-type="float" office:value="0.25" table:style-name="ce8">
            <text:p>0,25</text:p>
          </table:table-cell>
          <table:table-cell office:value-type="float" office:value="0.25" table:style-name="ce8">
            <text:p>0,25</text:p>
          </table:table-cell>
          <table:table-cell office:value-type="float" office:value="816.31336405529953" table:style-name="ce8">
            <text:p>816,31</text:p>
          </table:table-cell>
          <table:table-cell office:value-type="float" office:value="-1416.7162182250634" table:style-name="ce8">
            <text:p>-1416,72</text:p>
          </table:table-cell>
          <table:table-cell office:value-type="float" office:value="8161716.924334771" table:style-name="ce8">
            <text:p>8161716,92</text:p>
          </table:table-cell>
          <table:table-cell office:value-type="float" office:value="0" table:formula="of:=IF([.X2]-[.O3]&gt;=0;[.X2]-[.O3];0)" table:style-name="ce5">
            <text:p>0</text:p>
          </table:table-cell>
          <table:table-cell office:value-type="float" office:value="0" table:formula="of:=IF([.Y2]-[.P3]&gt;=0;[.Y2]-[.P3];0)" table:style-name="ce5">
            <text:p>0</text:p>
          </table:table-cell>
          <table:table-cell office:value-type="float" office:value="300" table:formula="of:=IF([.X3] &gt; 0; [.Z2]; IF([.Z2]-[.$O3] &gt; 0;[.Z2]-[.$O3];0))" table:style-name="ce5">
            <text:p>300</text:p>
          </table:table-cell>
          <table:table-cell office:value-type="float" office:value="300" table:formula="of:=IF([.Y3] &gt; 0; [.AA2]; IF([.AA2]-[.$O3] &gt; 0;[.AA2]-[.$O3];0))" table:style-name="ce5">
            <text:p>300</text:p>
          </table:table-cell>
          <table:table-cell office:value-type="string" office:string-value="edge" table:formula="of:=IF(AND([.X3] &gt; 0; [.Y3]&gt; 0); &quot;far-edge&quot;; IF(AND([.Z3] &gt; 0; [.AA3]&gt; 0);&quot;edge&quot;;&quot;cloud&quot;))" table:style-name="ce15">
            <text:p>edge</text:p>
          </table:table-cell>
          <table:table-cell table:style-name="ce3"/>
          <table:table-cell table:number-columns-repeated="16355"/>
        </table:table-row>
        <table:table-row table:style-name="ro2">
          <table:table-cell office:value-type="string" table:style-name="ce5">
            <text:p>sample-app-bash3</text:p>
          </table:table-cell>
          <table:table-cell office:value-type="float" office:value="1" table:style-name="ce6">
            <text:p>1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9.6774193548387094E-2" table:formula="of:=([.C4]/[.$B$12]+[.D4]/[.$C$12])/[.B4]" table:style-name="ce7">
            <text:p>0,0968</text:p>
          </table:table-cell>
          <table:table-cell office:value-type="float" office:value="15000" table:style-name="ce6">
            <text:p>15000</text:p>
          </table:table-cell>
          <table:table-cell office:value-type="float" office:value="0.25" table:formula="of:=([.C4]+[.D4])/([.$B$9]+[.$C$9])/2" table:style-name="ce7">
            <text:p>0,2500</text:p>
          </table:table-cell>
          <table:table-cell office:value-type="float" office:value="0.25" table:formula="of:=([.C4]+[.D4])/([.$B$10]+[.$C$10])/2" table:style-name="ce7">
            <text:p>0,2500</text:p>
          </table:table-cell>
          <table:table-cell office:value-type="float" office:value="1300.184331797235" table:formula="of:=[.$E4]*[.$F4]+([.$B$17]+0)*(1-1/[.$H$2])-([.$B$17]+0-[.$B$15]-0)" table:style-name="ce8">
            <text:p>1300,18</text:p>
          </table:table-cell>
          <table:table-cell office:value-type="float" office:value="-2337.6319310242311" table:formula="of:=[.$E4]*[.$F4]+[.$E4]*([.$B$15]+0-[.$B$17]-0)*[.$I4]+([.$E4]*([.$B$17]+0)/[.$G4])*([.$G4]-1)" table:style-name="ce8">
            <text:p>-2337,63</text:p>
          </table:table-cell>
          <table:table-cell office:value-type="float" office:value="12999505.686041327" table:formula="of:=[.$I4]*10000+[.$J4]" table:style-name="ce8">
            <text:p>12999505,69</text:p>
          </table:table-cell>
          <table:table-cell table:style-name="ce3"/>
          <table:table-cell office:value-type="string" office:string-value="sample-app-bash4" table:style-name="ce5">
            <text:p>sample-app-bash4</text:p>
          </table:table-cell>
          <table:table-cell office:value-type="float" office:value="1" table:style-name="ce9">
            <text:p>1</text:p>
          </table:table-cell>
          <table:table-cell office:value-type="float" office:value="200" table:style-name="ce9">
            <text:p>200</text:p>
          </table:table-cell>
          <table:table-cell office:value-type="float" office:value="200" table:style-name="ce9">
            <text:p>200</text:p>
          </table:table-cell>
          <table:table-cell office:value-type="float" office:value="6.4516129032258063E-2" table:style-name="ce7">
            <text:p>0,0645</text:p>
          </table:table-cell>
          <table:table-cell office:value-type="float" office:value="20000" table:style-name="ce9">
            <text:p>20000</text:p>
          </table:table-cell>
          <table:table-cell office:value-type="float" office:value="0.16666666666666666" table:style-name="ce8">
            <text:p>0,17</text:p>
          </table:table-cell>
          <table:table-cell office:value-type="float" office:value="0.16666666666666666" table:style-name="ce8">
            <text:p>0,17</text:p>
          </table:table-cell>
          <table:table-cell office:value-type="float" office:value="1138.8940092165899" table:style-name="ce8">
            <text:p>1138,89</text:p>
          </table:table-cell>
          <table:table-cell office:value-type="float" office:value="-930.11743719339972" table:style-name="ce8">
            <text:p>-930,12</text:p>
          </table:table-cell>
          <table:table-cell office:value-type="float" office:value="11388009.974728705" table:style-name="ce8">
            <text:p>11388009,97</text:p>
          </table:table-cell>
          <table:table-cell office:value-type="float" office:value="0" table:formula="of:=IF([.X3]-[.O4]&gt;=0;[.X3]-[.O4];0)" table:style-name="ce5">
            <text:p>0</text:p>
          </table:table-cell>
          <table:table-cell office:value-type="float" office:value="0" table:formula="of:=IF([.Y3]-[.P4]&gt;=0;[.Y3]-[.P4];0)" table:style-name="ce5">
            <text:p>0</text:p>
          </table:table-cell>
          <table:table-cell office:value-type="float" office:value="100" table:formula="of:=IF([.X4] &gt; 0; [.Z3]; IF([.Z3]-[.$O4] &gt; 0;[.Z3]-[.$O4];0))" table:style-name="ce5">
            <text:p>100</text:p>
          </table:table-cell>
          <table:table-cell office:value-type="float" office:value="100" table:formula="of:=IF([.Y4] &gt; 0; [.AA3]; IF([.AA3]-[.$O4] &gt; 0;[.AA3]-[.$O4];0))" table:style-name="ce5">
            <text:p>100</text:p>
          </table:table-cell>
          <table:table-cell office:value-type="string" office:string-value="edge" table:formula="of:=IF(AND([.X4] &gt; 0; [.Y4]&gt; 0); &quot;far-edge&quot;; IF(AND([.Z4] &gt; 0; [.AA4]&gt; 0);&quot;edge&quot;;&quot;cloud&quot;))" table:style-name="ce15">
            <text:p>edge</text:p>
          </table:table-cell>
          <table:table-cell table:style-name="ce3"/>
          <table:table-cell table:number-columns-repeated="16355"/>
        </table:table-row>
        <table:table-row table:style-name="ro2">
          <table:table-cell office:value-type="string" table:style-name="ce5">
            <text:p>sample-app-bash4</text:p>
          </table:table-cell>
          <table:table-cell office:value-type="float" office:value="1" table:style-name="ce6">
            <text:p>1</text:p>
          </table:table-cell>
          <table:table-cell office:value-type="float" office:value="200" table:style-name="ce6">
            <text:p>200</text:p>
          </table:table-cell>
          <table:table-cell office:value-type="float" office:value="200" table:style-name="ce6">
            <text:p>200</text:p>
          </table:table-cell>
          <table:table-cell office:value-type="float" office:value="6.4516129032258063E-2" table:formula="of:=([.C5]/[.$B$12]+[.D5]/[.$C$12])/[.B5]" table:style-name="ce7">
            <text:p>0,0645</text:p>
          </table:table-cell>
          <table:table-cell office:value-type="float" office:value="20000" table:style-name="ce6">
            <text:p>20000</text:p>
          </table:table-cell>
          <table:table-cell office:value-type="float" office:value="0.16666666666666666" table:formula="of:=([.C5]+[.D5])/([.$B$9]+[.$C$9])/2" table:style-name="ce7">
            <text:p>0,1667</text:p>
          </table:table-cell>
          <table:table-cell office:value-type="float" office:value="0.16666666666666666" table:formula="of:=([.C5]+[.D5])/([.$B$10]+[.$C$10])/2" table:style-name="ce7">
            <text:p>0,1667</text:p>
          </table:table-cell>
          <table:table-cell office:value-type="float" office:value="1138.8940092165899" table:formula="of:=[.$E5]*[.$F5]+([.$B$17]+0)*(1-1/[.$H$2])-([.$B$17]+0-[.$B$15]-0)" table:style-name="ce8">
            <text:p>1138,89</text:p>
          </table:table-cell>
          <table:table-cell office:value-type="float" office:value="-930.11743719339972" table:formula="of:=[.$E5]*[.$F5]+[.$E5]*([.$B$15]+0-[.$B$17]-0)*[.$I5]+([.$E5]*([.$B$17]+0)/[.$G5])*([.$G5]-1)" table:style-name="ce8">
            <text:p>-930,12</text:p>
          </table:table-cell>
          <table:table-cell office:value-type="float" office:value="11388009.974728705" table:formula="of:=[.$I5]*10000+[.$J5]" table:style-name="ce8">
            <text:p>11388009,97</text:p>
          </table:table-cell>
          <table:table-cell table:style-name="ce3"/>
          <table:table-cell office:value-type="string" office:string-value="sample-app-bash3" table:style-name="ce5">
            <text:p>sample-app-bash3</text:p>
          </table:table-cell>
          <table:table-cell office:value-type="float" office:value="1" table:style-name="ce9">
            <text:p>1</text:p>
          </table:table-cell>
          <table:table-cell office:value-type="float" office:value="300" table:style-name="ce9">
            <text:p>300</text:p>
          </table:table-cell>
          <table:table-cell office:value-type="float" office:value="300" table:style-name="ce9">
            <text:p>300</text:p>
          </table:table-cell>
          <table:table-cell office:value-type="float" office:value="9.6774193548387094E-2" table:style-name="ce7">
            <text:p>0,0968</text:p>
          </table:table-cell>
          <table:table-cell office:value-type="float" office:value="15000" table:style-name="ce9">
            <text:p>15000</text:p>
          </table:table-cell>
          <table:table-cell office:value-type="float" office:value="0.25" table:style-name="ce8">
            <text:p>0,25</text:p>
          </table:table-cell>
          <table:table-cell office:value-type="float" office:value="0.25" table:style-name="ce8">
            <text:p>0,25</text:p>
          </table:table-cell>
          <table:table-cell office:value-type="float" office:value="1300.184331797235" table:style-name="ce8">
            <text:p>1300,18</text:p>
          </table:table-cell>
          <table:table-cell office:value-type="float" office:value="-2337.6319310242311" table:style-name="ce8">
            <text:p>-2337,63</text:p>
          </table:table-cell>
          <table:table-cell office:value-type="float" office:value="12999505.686041327" table:style-name="ce8">
            <text:p>12999505,69</text:p>
          </table:table-cell>
          <table:table-cell office:value-type="float" office:value="0" table:formula="of:=IF([.X4]-[.O5]&gt;=0;[.X4]-[.O5];0)" table:style-name="ce5">
            <text:p>0</text:p>
          </table:table-cell>
          <table:table-cell office:value-type="float" office:value="0" table:formula="of:=IF([.Y4]-[.P5]&gt;=0;[.Y4]-[.P5];0)" table:style-name="ce5">
            <text:p>0</text:p>
          </table:table-cell>
          <table:table-cell office:value-type="float" office:value="0" table:formula="of:=IF([.X5] &gt; 0; [.Z4]; IF([.Z4]-[.$O5] &gt; 0;[.Z4]-[.$O5];0))" table:style-name="ce5">
            <text:p>0</text:p>
          </table:table-cell>
          <table:table-cell office:value-type="float" office:value="0" table:formula="of:=IF([.Y5] &gt; 0; [.AA4]; IF([.AA4]-[.$O5] &gt; 0;[.AA4]-[.$O5];0))" table:style-name="ce5">
            <text:p>0</text:p>
          </table:table-cell>
          <table:table-cell office:value-type="string" office:string-value="cloud" table:formula="of:=IF(AND([.X5] &gt; 0; [.Y5]&gt; 0); &quot;far-edge&quot;; IF(AND([.Z5] &gt; 0; [.AA5]&gt; 0);&quot;edge&quot;;&quot;cloud&quot;))" table:style-name="ce15">
            <text:p>cloud</text:p>
          </table:table-cell>
          <table:table-cell table:style-name="ce3"/>
          <table:table-cell table:number-columns-repeated="16355"/>
        </table:table-row>
        <table:table-row table:style-name="ro2">
          <table:table-cell table:number-columns-repeated="10" table:style-name="ce3"/>
          <table:table-cell table:style-name="ce10"/>
          <table:table-cell table:number-columns-repeated="18" table:style-name="ce3"/>
          <table:table-cell table:number-columns-repeated="16355"/>
        </table:table-row>
        <table:table-row table:style-name="ro2">
          <table:table-cell table:number-columns-repeated="29" table:style-name="ce3"/>
          <table:table-cell table:number-columns-repeated="16355"/>
        </table:table-row>
        <table:table-row table:style-name="ro3">
          <table:table-cell office:value-type="string" table:style-name="ce4">
            <text:p>infrastructure nodes</text:p>
          </table:table-cell>
          <table:table-cell office:value-type="string" table:style-name="ce4">
            <text:p>total user's cpu capacity</text:p>
          </table:table-cell>
          <table:table-cell office:value-type="string" table:style-name="ce4">
            <text:p>total user's mem capacity</text:p>
          </table:table-cell>
          <table:table-cell office:value-type="string" table:style-name="ce4">
            <text:p>single node cpu capacity</text:p>
          </table:table-cell>
          <table:table-cell office:value-type="string" table:style-name="ce4">
            <text:p>single node mem capacity</text:p>
          </table:table-cell>
          <table:table-cell office:value-type="string" table:style-name="ce4">
            <text:p>number of nodes</text:p>
          </table:table-cell>
          <table:table-cell table:number-columns-repeated="23" table:style-name="ce3"/>
          <table:table-cell table:number-columns-repeated="16355"/>
        </table:table-row>
        <table:table-row table:style-name="ro4">
          <table:table-cell office:value-type="string" table:style-name="ce5">
            <text:p>far-edge</text:p>
          </table:table-cell>
          <table:table-cell office:value-type="float" office:value="600" table:formula="of:=[.D9]*[.$F9]" table:style-name="ce11">
            <text:p>600</text:p>
          </table:table-cell>
          <table:table-cell office:value-type="float" office:value="600" table:formula="of:=[.E9]*[.$F9]" table:style-name="ce11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3"/>
          <table:table-cell table:number-columns-repeated="16355"/>
        </table:table-row>
        <table:table-row table:style-name="ro2">
          <table:table-cell office:value-type="string" table:style-name="ce5">
            <text:p>edge</text:p>
          </table:table-cell>
          <table:table-cell office:value-type="float" office:value="600" table:formula="of:=[.D10]*[.$F10]" table:style-name="ce11">
            <text:p>600</text:p>
          </table:table-cell>
          <table:table-cell office:value-type="float" office:value="600" table:formula="of:=[.E10]*[.$F10]" table:style-name="ce11">
            <text:p>6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6">
            <text:p>2</text:p>
          </table:table-cell>
          <table:table-cell table:number-columns-repeated="23" table:style-name="ce3"/>
          <table:table-cell table:number-columns-repeated="16355"/>
        </table:table-row>
        <table:table-row table:style-name="ro2">
          <table:table-cell office:value-type="string" table:style-name="ce5">
            <text:p>cloud</text:p>
          </table:table-cell>
          <table:table-cell office:value-type="float" office:value="5000" table:formula="of:=[.D11]*[.$F11]" table:style-name="ce11">
            <text:p>5000</text:p>
          </table:table-cell>
          <table:table-cell office:value-type="float" office:value="5000" table:formula="of:=[.E11]*[.$F11]" table:style-name="ce11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table:number-columns-repeated="23" table:style-name="ce3"/>
          <table:table-cell table:number-columns-repeated="16355"/>
        </table:table-row>
        <table:table-row table:style-name="ro2">
          <table:table-cell office:value-type="string" table:style-name="ce12">
            <text:p>total</text:p>
          </table:table-cell>
          <table:table-cell office:value-type="float" office:value="6200" table:formula="of:=SUM([.B9:.B11])" table:style-name="ce11">
            <text:p>6200</text:p>
          </table:table-cell>
          <table:table-cell office:value-type="float" office:value="6200" table:formula="of:=SUM([.C9:.C11])" table:style-name="ce11">
            <text:p>6200</text:p>
          </table:table-cell>
          <table:table-cell table:number-columns-repeated="26" table:style-name="ce3"/>
          <table:table-cell table:number-columns-repeated="16355"/>
        </table:table-row>
        <table:table-row table:style-name="ro2">
          <table:table-cell table:number-columns-repeated="29" table:style-name="ce3"/>
          <table:table-cell table:number-columns-repeated="16355"/>
        </table:table-row>
        <table:table-row table:style-name="ro5">
          <table:table-cell office:value-type="string" table:style-name="ce4">
            <text:p>Latency (average)</text:p>
          </table:table-cell>
          <table:table-cell office:value-type="string" table:style-name="ce4">
            <text:p>ms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office:value-type="string" table:style-name="ce13">
            <text:p>edge to far-edge</text:p>
          </table:table-cell>
          <table:table-cell office:value-type="float" office:value="20" table:style-name="ce6">
            <text:p>20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office:value-type="string" table:style-name="ce13">
            <text:p>cloud to edge</text:p>
          </table:table-cell>
          <table:table-cell office:value-type="float" office:value="30" table:style-name="ce6">
            <text:p>30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office:value-type="string" table:style-name="ce13">
            <text:p>cloud to far-edge</text:p>
          </table:table-cell>
          <table:table-cell office:value-type="float" office:value="50" table:formula="of:=SUM([.B15:.B16])" table:style-name="ce14">
            <text:p>50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table:number-columns-repeated="29" table:style-name="ce3"/>
          <table:table-cell table:number-columns-repeated="16355"/>
        </table:table-row>
        <table:table-row table:style-name="ro5">
          <table:table-cell office:value-type="string" table:style-name="ce4">
            <text:p>infrastructure nodes name/type</text:p>
          </table:table-cell>
          <table:table-cell office:value-type="string" table:style-name="ce4">
            <text:p>type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office:value-type="string" table:style-name="ce5">
            <text:p>cluster1-worker</text:p>
          </table:table-cell>
          <table:table-cell office:value-type="string" table:style-name="ce5">
            <text:p>cloud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office:value-type="string" table:style-name="ce5">
            <text:p>cluster1-worker2</text:p>
          </table:table-cell>
          <table:table-cell office:value-type="string" table:style-name="ce5">
            <text:p>edge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office:value-type="string" table:style-name="ce5">
            <text:p>cluster1-worker3</text:p>
          </table:table-cell>
          <table:table-cell office:value-type="string" table:style-name="ce5">
            <text:p>edge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office:value-type="string" table:style-name="ce5">
            <text:p>cluster1-worker4</text:p>
          </table:table-cell>
          <table:table-cell office:value-type="string" table:style-name="ce5">
            <text:p>far-edge</text:p>
          </table:table-cell>
          <table:table-cell table:number-columns-repeated="27" table:style-name="ce3"/>
          <table:table-cell table:number-columns-repeated="16355"/>
        </table:table-row>
        <table:table-row table:style-name="ro2">
          <table:table-cell office:value-type="string" table:style-name="ce5">
            <text:p>cluster1-worker5</text:p>
          </table:table-cell>
          <table:table-cell office:value-type="string" table:style-name="ce5">
            <text:p>far-edge</text:p>
          </table:table-cell>
          <table:table-cell table:number-columns-repeated="27" table:style-name="ce3"/>
          <table:table-cell table:number-columns-repeated="16355"/>
        </table:table-row>
        <table:table-row table:number-rows-repeated="9" table:style-name="ro2">
          <table:table-cell table:number-columns-repeated="29" table:style-name="ce3"/>
          <table:table-cell table:number-columns-repeated="16355"/>
        </table:table-row>
        <table:table-row table:number-rows-repeated="1048543" table:style-name="ro2">
          <table:table-cell table:number-columns-repeated="16384"/>
        </table:table-row>
      </table:table>
      <table:database-ranges>
        <table:database-range table:target-range-address="user_testsp1_on_infra_cluster1.A2:user_testsp1_on_infra_cluster1.P21" table:contains-header="false">
          <table:sort>
            <table:sort-by table:field-number="8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10" style:family="table-cell" style:data-style-name="N0">
      <style:table-cell-properties fo:background-color="#FFC7CE"/>
      <style:text-properties fo:color="#9C0006"/>
    </style:style>
    <style:style style:name="cf11" style:family="table-cell" style:data-style-name="N0">
      <style:table-cell-properties fo:background-color="#FFEB9C"/>
      <style:text-properties fo:color="#9C5700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EB9C"/>
      <style:text-properties fo:color="#9C5700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BDD7EE"/>
      <style:text-properties fo:color="#006100"/>
    </style:style>
    <style:style style:name="cf2" style:family="table-cell" style:data-style-name="N0">
      <style:table-cell-properties fo:background-color="#C6EFCE"/>
      <style:text-properties fo:color="#006100"/>
    </style:style>
    <style:style style:name="cf3" style:family="table-cell" style:data-style-name="N0">
      <style:table-cell-properties fo:background-color="#FFEB9C"/>
      <style:text-properties fo:color="#9C57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EB9C"/>
      <style:text-properties fo:color="#9C5700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cf16" style:family="table-cell">
      <style:table-cell-properties fo:background-color="#FFEB9C"/>
      <style:text-properties fo:color="#9C5700" style:font-family-generic="swiss"/>
    </style:style>
    <style:style style:name="cf17" style:family="table-cell">
      <style:table-cell-properties fo:background-color="#C6EFCE"/>
      <style:text-properties fo:color="#006100" style:font-family-generic="swiss"/>
    </style:style>
    <style:style style:name="cf18" style:family="table-cell">
      <style:table-cell-properties fo:background-color="#BDD7E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meta:initial-creator>Microsoft Office User</meta:initial-creator>
    <dc:creator>Microsoft Office User</dc:creator>
    <meta:creation-date>2021-10-28T07:24:40Z</meta:creation-date>
    <dc:date>2021-11-24T09:28:56Z</dc:date>
  </office:meta>
</office:document-meta>
</file>